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“Even though I am in the thralls of Perl 6, I still do all my web development in Perl 5 because the ecology of modules is so mature.”</text:p>
            <text:p/>
            <text:p><text:span text:style-name="T1">http://blogs.perl.org/users/ken_youens-clark/2016/10/web-development-with-perl-5.htm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When I read this sentence, it kind of rubbed me the wrong way. Here’s someone who likes Perl 6, yet cannot use it for what he needs to be doing.</text:p>
              <text:p>This is unacceptable.</text:p>
              <text:p>I cannot believe that after so many people poured so much time into Perl 6, it should not be ready for something as mundane as web development.</text:p>
              <text:p>So I set out on my quest to show that this sentence is misguided or just obsolete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7T13:10:04.149232173</meta:creation-date>
    <dc:date>2016-11-27T13:23:10.934286634</dc:date>
    <meta:editing-duration>PT2M56S</meta:editing-duration>
    <meta:editing-cycles>1</meta:editing-cycles>
    <meta:generator>LibreOffice/5.2.2.2.0$Linux_X86_64 LibreOffice_project/20m0$Build-2</meta:generator>
    <meta:document-statistic meta:object-count="25"/>
  </office:meta>
</office:document-meta>
</file>